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19"/>
        <table:table-column table:style-name="co3" table:default-cell-style-name="ce46"/>
        <table:table-column table:style-name="co3" table:default-cell-style-name="ce19"/>
        <table:table-column table:style-name="co3" table:default-cell-style-name="ce50"/>
        <table:table-column table:style-name="co3" table:default-cell-style-name="ce19"/>
        <table:table-column table:style-name="co3" table:default-cell-style-name="ce2"/>
        <table:table-column table:style-name="co3" table:number-columns-repeated="8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/10 [1-10]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2189" calcext:value-type="float">
            <text:p>2.19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[10-20]</text:p>
          </table:table-cell>
          <table:table-cell office:value-type="float" office:value="11" calcext:value-type="float">
            <text:p>11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10-20]</text:p>
          </table:table-cell>
          <table:table-cell office:value-type="float" office:value="12" calcext:value-type="float">
            <text:p>12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50-100]</text:p>
          </table:table-cell>
          <table:table-cell office:value-type="float" office:value="13" calcext:value-type="float">
            <text:p>13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1-10]</text:p>
          </table:table-cell>
          <table:table-cell office:value-type="float" office:value="14" calcext:value-type="float">
            <text:p>14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50-100]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1-10]</text:p>
          </table:table-cell>
          <table:table-cell office:value-type="float" office:value="16" calcext:value-type="float">
            <text:p>16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50-100]</text:p>
          </table:table-cell>
          <table:table-cell office:value-type="float" office:value="17" calcext:value-type="float">
            <text:p>17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0[50-100]</text:p>
          </table:table-cell>
          <table:table-cell office:value-type="float" office:value="18" calcext:value-type="float">
            <text:p>18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 [1-10]</text:p>
          </table:table-cell>
          <table:table-cell table:style-name="ce36" table:formula="of:=100*(([.F4]/[.I19])-1)" office:value-type="float" office:value="0" calcext:value-type="float">
            <text:p>0.00</text:p>
          </table:table-cell>
          <table:table-cell table:style-name="ce41" table:formula="of:=100*(([.H4]/[.I19])-1)" office:value-type="float" office:value="0" calcext:value-type="float">
            <text:p>0.00</text:p>
          </table:table-cell>
          <table:table-cell table:formula="of:=100*(([.J4]/[.I19])-1)" office:value-type="float" office:value="20" calcext:value-type="float">
            <text:p>20.00</text:p>
          </table:table-cell>
          <table:table-cell table:style-name="ce48" table:formula="of:=100*(([.L4]/[.I19])-1)" office:value-type="float" office:value="-100" calcext:value-type="float">
            <text:p>-100.00</text:p>
          </table:table-cell>
          <table:table-cell table:formula="of:=100*(([.N4]/[.I19])-1)" office:value-type="float" office:value="-100" calcext:value-type="float">
            <text:p>-100.00</text:p>
          </table:table-cell>
          <table:table-cell table:style-name="ce52" table:formula="of:=100*(([.P4]/[.I19])-1)" office:value-type="float" office:value="-100" calcext:value-type="float">
            <text:p>-100.00</text:p>
          </table:table-cell>
          <table:table-cell table:formula="of:=MIN([.D4];[.F4];[.H4];[.J4];[.L4];[.N4];[.P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[10-20]</text:p>
          </table:table-cell>
          <table:table-cell table:style-name="ce36" table:formula="of:=100*(([.F5]/[.I20])-1)" office:value-type="float" office:value="-100" calcext:value-type="float">
            <text:p>-100.00</text:p>
          </table:table-cell>
          <table:table-cell table:style-name="ce41" table:formula="of:=100*(([.H5]/[.I20])-1)" office:value-type="float" office:value="-100" calcext:value-type="float">
            <text:p>-100.00</text:p>
          </table:table-cell>
          <table:table-cell table:formula="of:=100*(([.J5]/[.I20])-1)" office:value-type="float" office:value="-100" calcext:value-type="float">
            <text:p>-100.00</text:p>
          </table:table-cell>
          <table:table-cell table:style-name="ce48" table:formula="of:=100*(([.L5]/[.I20])-1)" office:value-type="float" office:value="-100" calcext:value-type="float">
            <text:p>-100.00</text:p>
          </table:table-cell>
          <table:table-cell table:formula="of:=100*(([.N5]/[.I20])-1)" office:value-type="float" office:value="-100" calcext:value-type="float">
            <text:p>-100.00</text:p>
          </table:table-cell>
          <table:table-cell table:style-name="ce52" table:formula="of:=100*(([.P5]/[.I20])-1)" office:value-type="float" office:value="-100" calcext:value-type="float">
            <text:p>-100.00</text:p>
          </table:table-cell>
          <table:table-cell table:formula="of:=MIN([.D5];[.F5];[.H5];[.J5];[.L5];[.N5];[.P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10-20]</text:p>
          </table:table-cell>
          <table:table-cell table:style-name="ce36" table:formula="of:=100*(([.F6]/[.I21])-1)" office:value-type="float" office:value="-100" calcext:value-type="float">
            <text:p>-100.00</text:p>
          </table:table-cell>
          <table:table-cell table:style-name="ce41" table:formula="of:=100*(([.H6]/[.I21])-1)" office:value-type="float" office:value="-100" calcext:value-type="float">
            <text:p>-100.00</text:p>
          </table:table-cell>
          <table:table-cell table:formula="of:=100*(([.J6]/[.I21])-1)" office:value-type="float" office:value="-100" calcext:value-type="float">
            <text:p>-100.00</text:p>
          </table:table-cell>
          <table:table-cell table:style-name="ce48" table:formula="of:=100*(([.L6]/[.I21])-1)" office:value-type="float" office:value="-100" calcext:value-type="float">
            <text:p>-100.00</text:p>
          </table:table-cell>
          <table:table-cell table:formula="of:=100*(([.N6]/[.I21])-1)" office:value-type="float" office:value="-100" calcext:value-type="float">
            <text:p>-100.00</text:p>
          </table:table-cell>
          <table:table-cell table:style-name="ce52" table:formula="of:=100*(([.P6]/[.I21])-1)" office:value-type="float" office:value="-100" calcext:value-type="float">
            <text:p>-100.00</text:p>
          </table:table-cell>
          <table:table-cell table:formula="of:=MIN([.D6];[.F6];[.H6];[.J6];[.L6];[.N6];[.P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50-100]</text:p>
          </table:table-cell>
          <table:table-cell table:style-name="ce36" table:formula="of:=100*(([.F7]/[.I22])-1)" office:value-type="float" office:value="-100" calcext:value-type="float">
            <text:p>-100.00</text:p>
          </table:table-cell>
          <table:table-cell table:style-name="ce41" table:formula="of:=100*(([.H7]/[.I22])-1)" office:value-type="float" office:value="-100" calcext:value-type="float">
            <text:p>-100.00</text:p>
          </table:table-cell>
          <table:table-cell table:formula="of:=100*(([.J7]/[.I22])-1)" office:value-type="float" office:value="-100" calcext:value-type="float">
            <text:p>-100.00</text:p>
          </table:table-cell>
          <table:table-cell table:style-name="ce48" table:formula="of:=100*(([.L7]/[.I22])-1)" office:value-type="float" office:value="-100" calcext:value-type="float">
            <text:p>-100.00</text:p>
          </table:table-cell>
          <table:table-cell table:formula="of:=100*(([.N7]/[.I22])-1)" office:value-type="float" office:value="-100" calcext:value-type="float">
            <text:p>-100.00</text:p>
          </table:table-cell>
          <table:table-cell table:style-name="ce52" table:formula="of:=100*(([.P7]/[.I22])-1)" office:value-type="float" office:value="-100" calcext:value-type="float">
            <text:p>-100.00</text:p>
          </table:table-cell>
          <table:table-cell table:formula="of:=MIN([.D7];[.F7];[.H7];[.J7];[.L7];[.N7];[.P7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1-10]</text:p>
          </table:table-cell>
          <table:table-cell table:style-name="ce36" table:formula="of:=100*(([.F8]/[.I23])-1)" office:value-type="float" office:value="-100" calcext:value-type="float">
            <text:p>-100.00</text:p>
          </table:table-cell>
          <table:table-cell table:style-name="ce41" table:formula="of:=100*(([.H8]/[.I23])-1)" office:value-type="float" office:value="-100" calcext:value-type="float">
            <text:p>-100.00</text:p>
          </table:table-cell>
          <table:table-cell table:formula="of:=100*(([.J8]/[.I23])-1)" office:value-type="float" office:value="-100" calcext:value-type="float">
            <text:p>-100.00</text:p>
          </table:table-cell>
          <table:table-cell table:style-name="ce48" table:formula="of:=100*(([.L8]/[.I23])-1)" office:value-type="float" office:value="-100" calcext:value-type="float">
            <text:p>-100.00</text:p>
          </table:table-cell>
          <table:table-cell table:formula="of:=100*(([.N8]/[.I23])-1)" office:value-type="float" office:value="-100" calcext:value-type="float">
            <text:p>-100.00</text:p>
          </table:table-cell>
          <table:table-cell table:style-name="ce52" table:formula="of:=100*(([.P8]/[.I23])-1)" office:value-type="float" office:value="-100" calcext:value-type="float">
            <text:p>-100.00</text:p>
          </table:table-cell>
          <table:table-cell table:formula="of:=MIN([.D8];[.F8];[.H8];[.J8];[.L8];[.N8];[.P8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50-100]</text:p>
          </table:table-cell>
          <table:table-cell table:style-name="ce36" table:formula="of:=100*(([.F9]/[.I24])-1)" office:value-type="float" office:value="-100" calcext:value-type="float">
            <text:p>-100.00</text:p>
          </table:table-cell>
          <table:table-cell table:style-name="ce41" table:formula="of:=100*(([.H9]/[.I24])-1)" office:value-type="float" office:value="-100" calcext:value-type="float">
            <text:p>-100.00</text:p>
          </table:table-cell>
          <table:table-cell table:formula="of:=100*(([.J9]/[.I24])-1)" office:value-type="float" office:value="-100" calcext:value-type="float">
            <text:p>-100.00</text:p>
          </table:table-cell>
          <table:table-cell table:style-name="ce48" table:formula="of:=100*(([.L9]/[.I24])-1)" office:value-type="float" office:value="-100" calcext:value-type="float">
            <text:p>-100.00</text:p>
          </table:table-cell>
          <table:table-cell table:formula="of:=100*(([.N9]/[.I24])-1)" office:value-type="float" office:value="-100" calcext:value-type="float">
            <text:p>-100.00</text:p>
          </table:table-cell>
          <table:table-cell table:style-name="ce52" table:formula="of:=100*(([.P9]/[.I24])-1)" office:value-type="float" office:value="-100" calcext:value-type="float">
            <text:p>-100.00</text:p>
          </table:table-cell>
          <table:table-cell table:formula="of:=MIN([.D9];[.F9];[.H9];[.J9];[.L9];[.N9];[.P9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1-10]</text:p>
          </table:table-cell>
          <table:table-cell table:style-name="ce36" table:formula="of:=100*(([.F10]/[.I25])-1)" office:value-type="float" office:value="-100" calcext:value-type="float">
            <text:p>-100.00</text:p>
          </table:table-cell>
          <table:table-cell table:style-name="ce41" table:formula="of:=100*(([.H10]/[.I25])-1)" office:value-type="float" office:value="-100" calcext:value-type="float">
            <text:p>-100.00</text:p>
          </table:table-cell>
          <table:table-cell table:formula="of:=100*(([.J10]/[.I25])-1)" office:value-type="float" office:value="-100" calcext:value-type="float">
            <text:p>-100.00</text:p>
          </table:table-cell>
          <table:table-cell table:style-name="ce48" table:formula="of:=100*(([.L10]/[.I25])-1)" office:value-type="float" office:value="-100" calcext:value-type="float">
            <text:p>-100.00</text:p>
          </table:table-cell>
          <table:table-cell table:formula="of:=100*(([.N10]/[.I25])-1)" office:value-type="float" office:value="-100" calcext:value-type="float">
            <text:p>-100.00</text:p>
          </table:table-cell>
          <table:table-cell table:style-name="ce52" table:formula="of:=100*(([.P10]/[.I25])-1)" office:value-type="float" office:value="-100" calcext:value-type="float">
            <text:p>-100.00</text:p>
          </table:table-cell>
          <table:table-cell table:formula="of:=MIN([.D10];[.F10];[.H10];[.J10];[.L10];[.N10];[.P10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50-100]</text:p>
          </table:table-cell>
          <table:table-cell table:style-name="ce36" table:formula="of:=100*(([.F11]/[.I26])-1)" office:value-type="float" office:value="-100" calcext:value-type="float">
            <text:p>-100.00</text:p>
          </table:table-cell>
          <table:table-cell table:style-name="ce41" table:formula="of:=100*(([.H11]/[.I26])-1)" office:value-type="float" office:value="-100" calcext:value-type="float">
            <text:p>-100.00</text:p>
          </table:table-cell>
          <table:table-cell table:formula="of:=100*(([.J11]/[.I26])-1)" office:value-type="float" office:value="-100" calcext:value-type="float">
            <text:p>-100.00</text:p>
          </table:table-cell>
          <table:table-cell table:style-name="ce48" table:formula="of:=100*(([.L11]/[.I26])-1)" office:value-type="float" office:value="-100" calcext:value-type="float">
            <text:p>-100.00</text:p>
          </table:table-cell>
          <table:table-cell table:formula="of:=100*(([.N11]/[.I26])-1)" office:value-type="float" office:value="-100" calcext:value-type="float">
            <text:p>-100.00</text:p>
          </table:table-cell>
          <table:table-cell table:style-name="ce52" table:formula="of:=100*(([.P11]/[.I26])-1)" office:value-type="float" office:value="-100" calcext:value-type="float">
            <text:p>-100.00</text:p>
          </table:table-cell>
          <table:table-cell table:formula="of:=MIN([.D11];[.F11];[.H11];[.J11];[.L11];[.N11];[.P1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0[50-100]</text:p>
          </table:table-cell>
          <table:table-cell table:style-name="ce36" table:formula="of:=100*(([.F12]/[.I27])-1)" office:value-type="float" office:value="-100" calcext:value-type="float">
            <text:p>-100.00</text:p>
          </table:table-cell>
          <table:table-cell table:style-name="ce41" table:formula="of:=100*(([.H12]/[.I27])-1)" office:value-type="float" office:value="-100" calcext:value-type="float">
            <text:p>-100.00</text:p>
          </table:table-cell>
          <table:table-cell table:formula="of:=100*(([.J12]/[.I27])-1)" office:value-type="float" office:value="-100" calcext:value-type="float">
            <text:p>-100.00</text:p>
          </table:table-cell>
          <table:table-cell table:style-name="ce48" table:formula="of:=100*(([.L12]/[.I27])-1)" office:value-type="float" office:value="-100" calcext:value-type="float">
            <text:p>-100.00</text:p>
          </table:table-cell>
          <table:table-cell table:formula="of:=100*(([.N12]/[.I27])-1)" office:value-type="float" office:value="-100" calcext:value-type="float">
            <text:p>-100.00</text:p>
          </table:table-cell>
          <table:table-cell table:style-name="ce52" table:formula="of:=100*(([.P12]/[.I27])-1)" office:value-type="float" office:value="-100" calcext:value-type="float">
            <text:p>-100.00</text:p>
          </table:table-cell>
          <table:table-cell table:formula="of:=MIN([.D12];[.F12];[.H12];[.J12];[.L12];[.N12];[.P12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19"/>
        <table:table-column table:style-name="co3" table:default-cell-style-name="ce48"/>
        <table:table-column table:style-name="co3" table:default-cell-style-name="ce19"/>
        <table:table-column table:style-name="co3" table:default-cell-style-name="ce52"/>
        <table:table-column table:style-name="co3" table:default-cell-style-name="ce19"/>
        <table:table-column table:style-name="co3" table:number-columns-repeated="9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/10 [1-10]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/10 [1-10]</text:p>
          </table:table-cell>
          <table:table-cell office:value-type="float" office:value="11" calcext:value-type="float">
            <text:p>11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/10 [1-10]</text:p>
          </table:table-cell>
          <table:table-cell office:value-type="float" office:value="12" calcext:value-type="float">
            <text:p>12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/40 [30-70]</text:p>
          </table:table-cell>
          <table:table-cell office:value-type="float" office:value="13" calcext:value-type="float">
            <text:p>13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/40 [30-70]</text:p>
          </table:table-cell>
          <table:table-cell office:value-type="float" office:value="14" calcext:value-type="float">
            <text:p>14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/40 [30-70]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/40 [30-70]</text:p>
          </table:table-cell>
          <table:table-cell office:value-type="float" office:value="16" calcext:value-type="float">
            <text:p>16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5:29:33.132427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5-20T16:20:41.374791672</dc:date>
    <meta:editing-duration>PT2H16M1S</meta:editing-duration>
    <meta:editing-cycles>66</meta:editing-cycles>
    <meta:document-statistic meta:table-count="2" meta:cell-count="210" meta:object-count="0"/>
  </office:meta>
</office:document-meta>
</file>